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23b8dc" draw:opacity="50%" draw:textarea-horizontal-align="justify" draw:textarea-vertical-align="middle" draw:auto-grow-height="false" draw:shadow="hidden" draw:shadow-opacity="50%"/>
    </style:style>
    <style:style style:name="gr2" style:family="graphic" style:parent-style-name="standard">
      <style:graphic-properties draw:opacity="50%" draw:textarea-horizontal-align="justify" draw:textarea-vertical-align="middle" draw:auto-grow-height="false" draw:shadow-opacity="50%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23b8dc" draw:opacity="50%" draw:textarea-horizontal-align="justify" draw:textarea-vertical-align="middle" draw:auto-grow-height="false" draw:shadow-opacity="50%"/>
    </style:style>
    <style:style style:name="gr5" style:family="graphic" style:parent-style-name="standard">
      <style:graphic-properties svg:stroke-width="0.1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6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6pt" fo:font-style="italic" style:font-size-asian="16pt" style:font-style-asian="italic" style:font-size-complex="16pt" style:font-style-complex="italic"/>
    </style:style>
    <style:style style:name="P3" style:family="paragraph">
      <style:paragraph-properties fo:text-align="center"/>
      <style:text-properties fo:font-size="16pt" style:font-size-asian="16pt" style:font-size-complex="16pt"/>
    </style:style>
    <style:style style:name="T1" style:family="text">
      <style:text-properties fo:font-size="16pt" fo:font-style="italic" style:font-size-asian="16pt" style:font-style-asian="italic" style:font-size-complex="16pt" style:font-style-complex="italic"/>
    </style:style>
    <style:style style:name="T2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custom-shape draw:style-name="gr1" draw:text-style-name="P1" draw:layer="layout" svg:width="15cm" svg:height="2cm" svg:x="9.4cm" svg:y="3.8cm">
          <text:p text:style-name="P1">Tempo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7.5cm" svg:height="2cm" svg:x="9.4cm" svg:y="6.3cm">
          <text:p text:style-name="P1">Ao Mesmo Tempo</text:p>
          <text:p text:style-name="P1">(Síncrono)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7.5cm" svg:height="2cm" svg:x="16.9cm" svg:y="6.3cm">
          <text:p text:style-name="P1">Em Tempos Diferentes</text:p>
          <text:p text:style-name="P1">(Assíncrono)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.5cm" svg:height="4cm" svg:x="9.4cm" svg:y="8.8cm">
          <text:p text:style-name="P1"><text:span text:style-name="T1"/></text:p>
          <text:p text:style-name="P1"><text:span text:style-name="T1">1º Quadrante</text:span></text:p>
          <text:p text:style-name="P1"><text:span text:style-name="T2">Colaborações espontâneas,</text:span></text:p>
          <text:p text:style-name="P1"><text:span text:style-name="T2"><text:s/></text:span><text:span text:style-name="T2">reuniõ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7.5cm" svg:height="4cm" svg:x="16.9cm" svg:y="8.8cm">
          <text:p text:style-name="P1"><text:span text:style-name="T1"/></text:p>
          <text:p text:style-name="P1"><text:span text:style-name="T1">2º Quadrante</text:span></text:p>
          <text:p text:style-name="P1"><text:span text:style-name="T1">Project Scheduling, </text:span></text:p>
          <text:p text:style-name="P1"><text:span text:style-name="T1">Workflow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7.5cm" svg:height="4cm" svg:x="16.9cm" svg:y="12.8cm">
          <text:p text:style-name="P1"><text:span text:style-name="T1">4º</text:span><text:span text:style-name="T2"> </text:span><text:span text:style-name="T1">Quadrante</text:span></text:p>
          <text:p text:style-name="P1"><text:span text:style-name="T2">E-mail, blog, fax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7.5cm" svg:height="4cm" svg:x="9.4cm" svg:y="12.8cm">
          <text:p text:style-name="P1"><text:span text:style-name="T1">3º Quadrante</text:span></text:p>
          <text:p text:style-name="P1"><text:span text:style-name="T2">Vídeo conferência, ligações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5cm" svg:height="4cm" svg:x="5.5cm" svg:y="8.8cm">
          <text:p text:style-name="P1">Mesmo </text:p>
          <text:p text:style-name="P1">Local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" draw:text-style-name="P1" draw:layer="layout" svg:width="3.5cm" svg:height="4cm" svg:x="5.5cm" svg:y="12.8cm">
          <text:p text:style-name="P1">Distribuído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4" draw:text-style-name="P1" draw:layer="layout" svg:width="2.5cm" svg:height="8cm" svg:x="2.4cm" svg:y="8.8cm">
          <text:p text:style-name="P1">Espaço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3cm" svg:height="13.5cm" svg:x="2cm" svg:y="3.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5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pt" fo:country="BR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Nimbus Sans L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david </meta:initial-creator>
    <meta:creation-date>2010-02-19T07:45:38</meta:creation-date>
    <meta:editing-duration>PT00H28M04S</meta:editing-duration>
    <meta:editing-cycles>10</meta:editing-cycles>
    <dc:date>2010-02-19T21:39:58</dc:date>
    <dc:creator>david </dc:creator>
    <meta:generator>OpenOffice.org/3.1$Linux OpenOffice.org_project/310m19$Build-9420</meta:generator>
    <meta:document-statistic meta:object-count="34"/>
  </office:meta>
</office:document-meta>
</file>